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6.86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5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608cm" fo:min-width="4.377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3333" fo:font-size="18pt" fo:font-style="italic" style:font-style-asian="italic" style:font-style-complex="italic"/>
    </style:style>
    <style:style style:name="T4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4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2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1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366cm" svg:height="2.032cm" svg:x="2.794cm" svg:y="4.762cm">
          <text:p text:style-name="P1"><text:span text:style-name="T1">Loop Gadget </text:span></text:p>
          <text:p text:style-name="P1"><text:span text:style-name="T1">{ML-G/REC-G/UNR-G}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7cm" svg:y1="6.794cm" svg:x2="1.905cm" svg:y2="8.572cm" draw:start-shape="id1" draw:start-glue-point="2" draw:end-shape="id2" draw:end-glue-point="0" svg:d="M6477 6794v889h-4572v889" svg:viewBox="0 0 4573 1779">
          <text:p/>
        </draw:connector>
        <draw:connector draw:style-name="gr5" draw:text-style-name="P4" draw:layer="layout" svg:x1="6.477cm" svg:y1="6.794cm" svg:x2="10.795cm" svg:y2="8.572cm" draw:start-shape="id1" draw:start-glue-point="2" draw:end-shape="id3" svg:d="M6477 6794v889h4318v889" svg:viewBox="0 0 4319 1779">
          <text:p/>
        </draw:connector>
        <draw:connector draw:style-name="gr6" draw:text-style-name="P4" draw:layer="layout" svg:x1="6.477cm" svg:y1="2.794cm" svg:x2="6.477cm" svg:y2="4.762cm" draw:start-shape="id4" draw:start-glue-point="2" draw:end-shape="id1" draw:end-glue-point="0" svg:d="M6477 2794v1968" svg:viewBox="0 0 1 1969">
          <text:p/>
        </draw:connector>
        <draw:line draw:style-name="gr7" draw:text-style-name="P4" xml:id="id6" draw:id="id6" draw:layer="layout" svg:x1="6.477cm" svg:y1="4.762cm" svg:x2="10.16cm" svg:y2="4.762cm">
          <text:p/>
        </draw:line>
        <draw:custom-shape draw:style-name="gr8" draw:text-style-name="P2" draw:layer="layout" svg:width="0.762cm" svg:height="0.762cm" svg:x="5.588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6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8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0.16cm" svg:y1="5.778cm" svg:x2="9.82cm" svg:y2="3.81cm" draw:start-shape="id1" draw:start-glue-point="1" draw:end-shape="id5" draw:end-glue-point="2" svg:d="M10160 5778h501v-1968h-841" svg:viewBox="0 0 842 1969">
          <text:p/>
        </draw:connector>
        <draw:connector draw:style-name="gr10" draw:text-style-name="P4" xml:id="id5" draw:id="id5" draw:layer="layout" draw:line-skew="-0.226cm" svg:x1="9.82cm" svg:y1="3.81cm" svg:x2="8.318cm" svg:y2="4.762cm" draw:end-shape="id6" draw:end-glue-point="0" svg:d="M9820 3810h-1502v952" svg:viewBox="0 0 1503 953">
          <text:p/>
        </draw:connector>
        <draw:custom-shape draw:style-name="gr8" draw:text-style-name="P2" draw:layer="layout" svg:width="0.762cm" svg:height="0.762cm" svg:x="10.661cm" svg:y="5.19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661cm" svg:y="3.2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6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2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8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8cm" svg:y1="18.23cm" svg:x2="0.508cm" svg:y2="16.96cm" draw:start-shape="id7" draw:start-glue-point="4" draw:end-shape="id8" draw:end-glue-point="8" svg:d="M508 18230v-1270" svg:viewBox="0 0 1 1271">
          <text:p/>
        </draw:connector>
        <draw:custom-shape draw:style-name="gr13" draw:text-style-name="P5" draw:layer="layout" svg:width="1.016cm" svg:height="0.762cm" svg:x="1.016cm" svg:y="16.198cm">
          <text:p text:style-name="P1"><text:span text:style-name="T2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2cm" svg:y="16.198cm">
          <text:p text:style-name="P1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4cm" svg:y="16.198cm">
          <text:p text:style-name="P1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8cm" svg:y="16.198cm">
          <text:p text:style-name="P1"><text:span text:style-name="T3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8cm" svg:y1="18.23cm" svg:x2="2.794cm" svg:y2="16.96cm">
          <text:p/>
        </draw:line>
        <draw:line draw:style-name="gr10" draw:text-style-name="P4" draw:layer="layout" svg:x1="0.508cm" svg:y1="18.23cm" svg:x2="5.08cm" svg:y2="16.96cm">
          <text:p/>
        </draw:line>
        <draw:line draw:style-name="gr10" draw:text-style-name="P4" draw:layer="layout" svg:x1="0.508cm" svg:y1="18.23cm" svg:x2="7.366cm" svg:y2="16.96cm">
          <text:p/>
        </draw:line>
        <draw:custom-shape draw:style-name="gr13" draw:text-style-name="P7" draw:layer="layout" svg:width="1.016cm" svg:height="0.762cm" svg:x="1.016cm" svg:y="13.716cm">
          <text:p text:style-name="P1"><text:span text:style-name="T4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draw:line-skew="1.249cm" svg:x1="6.477cm" svg:y1="9.588cm" svg:x2="4.419cm" svg:y2="13.05cm" draw:end-shape="id9" svg:d="M6477 9588c0 3840-2058 2109-2058 3462" svg:viewBox="0 0 2059 3463">
          <text:p/>
        </draw:connector>
        <draw:custom-shape draw:style-name="gr11" draw:text-style-name="P2" draw:layer="layout" svg:width="1.016cm" svg:height="1.016cm" svg:x="0cm" svg:y="13.462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6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7cm" svg:y="18.484cm">
          <text:p text:style-name="P1"><text:span text:style-name="T2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4cm" svg:y="18.484cm">
          <text:p text:style-name="P1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1cm" svg:y="18.484cm">
          <text:p text:style-name="P1"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8cm" svg:y="18.484cm">
          <text:p text:style-name="P1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6cm" svg:y="18.23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7cm" svg:y1="6.794cm" svg:x2="6.477cm" svg:y2="8.572cm" draw:start-shape="id1" draw:start-glue-point="2" draw:end-shape="id10" draw:end-glue-point="0" svg:d="M6477 6794v1778" svg:viewBox="0 0 1 1779">
          <text:p/>
        </draw:connector>
        <draw:custom-shape draw:style-name="gr8" draw:text-style-name="P2" draw:layer="layout" svg:width="0.762cm" svg:height="0.762cm" svg:x="8.128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xml:id="id12" draw:id="id12" draw:layer="layout" svg:width="4.736cm" svg:height="0.962cm" draw:transform="rotate (0.785398163397448) translate (1.016cm 13.509cm)">
          <draw:text-box>
            <text:p><text:span text:style-name="T5">X0</text:span><text:span text:style-name="T6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1cm 16.001cm)">
          <draw:text-box>
            <text:p><text:span text:style-name="T5">A1</text:span><text:span text:style-name="T6">::f_A1(int p1, float p2);</text:span></text:p>
          </draw:text-box>
        </draw:frame>
        <draw:frame draw:style-name="gr19" draw:text-style-name="P10" xml:id="id9" draw:id="id9" draw:layer="layout" svg:width="4.655cm" svg:height="0.962cm" draw:transform="rotate (0.785398163397448) translate (0.787cm 16.001cm)">
          <draw:text-box>
            <text:p><text:span text:style-name="T7">A0</text:span><text:span text:style-name="T8">::Close(void)</text:span></text:p>
          </draw:text-box>
        </draw:frame>
        <draw:line draw:style-name="gr20" draw:text-style-name="P4" draw:layer="layout" svg:x1="13.716cm" svg:y1="10.16cm" svg:x2="0cm" svg:y2="10.16cm">
          <text:p/>
        </draw:line>
        <draw:frame draw:style-name="gr18" draw:text-style-name="P9" draw:layer="layout" svg:width="7.183cm" svg:height="0.962cm" draw:transform="rotate (0.785398163397448) translate (8.128cm 4.654cm)">
          <draw:text-box>
            <text:p><text:span text:style-name="T5">A1</text:span><text:span text:style-name="T6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858cm 5.162cm)">
          <draw:text-box>
            <text:p><text:span text:style-name="T5">X0</text:span><text:span text:style-name="T6">::f_X0(int p);</text:span></text:p>
          </draw:text-box>
        </draw:frame>
        <draw:connector draw:style-name="gr21" draw:text-style-name="P4" draw:layer="layout" draw:type="curve" svg:x1="10.795cm" svg:y1="9.588cm" svg:x2="8.55cm" svg:y2="11.262cm" draw:start-shape="id3" draw:start-glue-point="2" draw:end-shape="id11" svg:d="M10795 9588c0 1002-2245 165-2245 1674" svg:viewBox="0 0 2246 1675">
          <text:p/>
        </draw:connector>
        <draw:connector draw:style-name="gr21" draw:text-style-name="P4" draw:layer="layout" draw:type="curve" draw:line-skew="-3.649cm 2.966cm" svg:x1="1.905cm" svg:y1="9.588cm" svg:x2="2.69cm" svg:y2="11.835cm" draw:start-shape="id2" draw:start-glue-point="2" draw:end-shape="id12" draw:end-glue-point="0" svg:d="M1905 9588c0 2179 280 1816 392 1833s56 414 393 414" svg:viewBox="0 0 786 2248">
          <text:p/>
        </draw:connector>
        <draw:custom-shape draw:style-name="gr22" draw:text-style-name="P11" draw:layer="layout" svg:width="0.762cm" svg:height="0.508cm" svg:x="10.414cm" svg:y="16.865cm">
          <text:p text:style-name="P1"><text:span text:style-name="T9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0.414cm" svg:y="18.067cm">
          <text:p text:style-name="P1"><text:span text:style-name="T10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0.762cm" svg:height="0.762cm" svg:x="10.922cm" svg:y="15.494cm">
          <text:p text:style-name="P1"><text:span text:style-name="T1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0.668cm" svg:y1="13.716cm" svg:x2="11.85cm" svg:y2="13.718cm" svg:d="M10668 13716h591v2h591" svg:viewBox="0 0 1183 3">
          <text:p/>
        </draw:connector>
        <draw:line draw:style-name="gr10" draw:text-style-name="P4" draw:layer="layout" svg:x1="10.668cm" svg:y1="12.7cm" svg:x2="11.684cm" svg:y2="12.7cm">
          <text:p/>
        </draw:line>
        <draw:custom-shape draw:style-name="gr23" draw:text-style-name="P5" draw:layer="layout" svg:width="0.762cm" svg:height="0.508cm" svg:x="10.922cm" svg:y="14.478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819cm" svg:height="0.729cm" svg:x="11.024cm" svg:y="17.983cm">
          <draw:text-box>
            <text:p><text:span text:style-name="T12">f_X0();</text:span></text:p>
          </draw:text-box>
        </draw:frame>
        <draw:frame draw:style-name="gr25" draw:text-style-name="P15" draw:layer="layout" svg:width="2.077cm" svg:height="0.729cm" svg:x="11.025cm" svg:y="16.797cm">
          <draw:text-box>
            <text:p><text:span text:style-name="T13">Close();</text:span></text:p>
          </draw:text-box>
        </draw:frame>
        <draw:frame draw:style-name="gr26" draw:text-style-name="P16" draw:layer="layout" svg:width="3.897cm" svg:height="0.729cm" svg:x="9.565cm" svg:y="14.834cm">
          <draw:text-box>
            <text:p><text:span text:style-name="T14">composed vTable</text:span></text:p>
          </draw:text-box>
        </draw:frame>
        <draw:frame draw:style-name="gr26" draw:text-style-name="P16" draw:layer="layout" svg:width="5.421cm" svg:height="0.729cm" svg:x="8.636cm" svg:y="18.575cm">
          <draw:text-box>
            <text:p><text:span text:style-name="T14">illegitimate vTable &amp; entry</text:span></text:p>
          </draw:text-box>
        </draw:frame>
        <draw:frame draw:style-name="gr26" draw:text-style-name="P16" draw:layer="layout" svg:width="5.167cm" svg:height="0.729cm" svg:x="8.788cm" svg:y="17.272cm">
          <draw:text-box>
            <text:p><text:span text:style-name="T14">legitimate vTable &amp; entry</text:span></text:p>
          </draw:text-box>
        </draw:frame>
        <draw:frame draw:style-name="gr26" draw:text-style-name="P16" draw:layer="layout" svg:width="3.048cm" svg:height="0.729cm" svg:x="9.652cm" svg:y="13.749cm">
          <draw:text-box>
            <text:p><text:span text:style-name="T14">primary class</text:span></text:p>
          </draw:text-box>
        </draw:frame>
        <draw:frame draw:style-name="gr26" draw:text-style-name="P16" draw:layer="layout" svg:width="3.556cm" svg:height="0.729cm" svg:x="9.652cm" svg:y="12.7cm">
          <draw:text-box>
            <text:p><text:span text:style-name="T14">secondary class</text:span></text:p>
          </draw:text-box>
        </draw:frame>
        <draw:frame draw:style-name="gr26" draw:text-style-name="P16" draw:layer="layout" svg:width="1.611cm" svg:height="0.729cm" svg:x="10.581cm" svg:y="16.136cm">
          <draw:text-box>
            <text:p><text:span text:style-name="T14">class</text:span></text:p>
          </draw:text-box>
        </draw:frame>
        <draw:custom-shape draw:style-name="gr27" draw:text-style-name="P17" draw:layer="layout" svg:width="4.877cm" svg:height="6.858cm" svg:x="8.839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3.767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cm" svg:height="7.047cm" svg:x="3.167cm" svg:y="2.397cm"/>
      <draw:page-thumbnail draw:layer="backgroundobjects" svg:width="4.96cm" svg:height="7.047cm" svg:x="3.167cm" svg:y="10.445cm"/>
      <draw:page-thumbnail draw:layer="backgroundobjects" svg:width="4.96cm" svg:height="7.047cm" svg:x="3.167cm" svg:y="18.493cm"/>
      <draw:page-thumbnail draw:layer="backgroundobjects" svg:width="4.96cm" svg:height="7.047cm" svg:x="13.462cm" svg:y="2.397cm"/>
      <draw:page-thumbnail draw:layer="backgroundobjects" svg:width="4.96cm" svg:height="7.047cm" svg:x="13.462cm" svg:y="10.445cm"/>
      <draw:page-thumbnail draw:layer="backgroundobjects" svg:width="4.96cm" svg:height="7.047cm" svg:x="13.462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1-08T13:18:11.001639978</dc:date>
    <meta:editing-duration>PT1H51M20S</meta:editing-duration>
    <meta:editing-cycles>16</meta:editing-cycles>
    <meta:generator>LibreOffice/4.4.6.3$Linux_X86_64 LibreOffice_project/40m0$Build-3</meta:generator>
    <meta:document-statistic meta:object-count="86"/>
  </office:meta>
</office:document-meta>
</file>